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d82d" officeooo:paragraph-rsid="001dd82d"/>
    </style:style>
    <style:style style:name="P2" style:family="paragraph" style:parent-style-name="Standard" style:list-style-name="L2">
      <style:text-properties officeooo:rsid="001dd82d" officeooo:paragraph-rsid="001dd82d"/>
    </style:style>
    <style:style style:name="P3" style:family="paragraph" style:parent-style-name="Standard">
      <style:text-properties officeooo:paragraph-rsid="001dd82d"/>
    </style:style>
    <style:style style:name="P4" style:family="paragraph" style:parent-style-name="Standard" style:list-style-name="L2">
      <style:text-properties officeooo:rsid="001ecbc2" officeooo:paragraph-rsid="001ecbc2"/>
    </style:style>
    <style:style style:name="T1" style:family="text">
      <style:text-properties officeooo:rsid="001dd82d"/>
    </style:style>
    <style:style style:name="T2" style:family="text">
      <style:text-properties officeooo:rsid="00206f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quity.xcf was built using ideas from <text:a xlink:type="simple" xlink:href="http://www.gimpology.com/submission/view/gold_text_effect/" text:style-name="Internet_20_link" text:visited-style-name="Visited_20_Internet_20_Link">http://www.gimpology.com/submission/view/gold_text_effect/</text:a></text:p>
      <text:p text:style-name="P1"/>
      <text:p text:style-name="P3"><text:span text:style-name="T1">The background effect was made</text:span></text:p>
      <text:list xml:id="list1568863792230155563" text:style-name="L2">
        <text:list-item>
          <text:p text:style-name="P2">Gradient</text:p>
          <text:list>
            <text:list-item>
              <text:p text:style-name="P2">FG to BG (RGB)</text:p>
            </text:list-item>
            <text:list-item>
              <text:p text:style-name="P2">Conical (sym)</text:p>
            </text:list-item>
            <text:list-item>
              <text:p text:style-name="P2">Hex: 003700</text:p>
            </text:list-item>
            <text:list-item>
              <text:p text:style-name="P2">Hex: 009800</text:p>
            </text:list-item>
            <text:list-item>
              <text:p text:style-name="P4">Center starts at 163 <text:span text:style-name="T2">px</text:span>, 128 <text:span text:style-name="T2">px to 163 px, 255 px</text:span> so that the point is behind the J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14:01:50.169000000</meta:creation-date>
    <dc:date>2015-02-11T14:56:31.244000000</dc:date>
    <meta:editing-duration>PT39M30S</meta:editing-duration>
    <meta:editing-cycles>3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8" meta:word-count="49" meta:character-count="273" meta:non-whitespace-character-count="238"/>
  </office:meta>
</office:document-meta>
</file>